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9cff9" loext:fill-use-slide-background="false" draw:textarea-horizontal-align="justify" draw:textarea-vertical-align="middle" draw:auto-grow-height="false" fo:min-height="0.893cm" fo:min-width="2.802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de8cb" loext:fill-use-slide-background="false" draw:textarea-horizontal-align="justify" draw:textarea-vertical-align="middle" draw:auto-grow-height="false" fo:min-height="12.575cm" fo:min-width="3.789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9cm" fo:min-width="3.18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cdff" draw:marker-start="" draw:marker-start-width="0.2cm" draw:marker-start-center="false" draw:marker-end="" draw:marker-end-width="0.2cm" draw:marker-end-center="false" draw:fill="solid" draw:fill-color="#9ef4fe" draw:textarea-horizontal-align="justify" draw:textarea-vertical-align="middle" draw:auto-grow-height="false" fo:min-height="0.639cm" fo:min-width="3.18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d9cff9" loext:fill-use-slide-background="false" draw:textarea-horizontal-align="justify" draw:textarea-vertical-align="middle" draw:auto-grow-height="false" fo:min-height="0.903cm" fo:min-width="2.802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de8cb" loext:fill-use-slide-background="false" draw:textarea-horizontal-align="justify" draw:textarea-vertical-align="middle" draw:auto-grow-height="false" fo:min-height="12.575cm" fo:min-width="3.621cm" fo:wrap-option="wrap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53cm" svg:stroke-color="#2a6099" draw:marker-start="" draw:marker-start-width="0.234cm" draw:marker-start-center="false" draw:marker-end="Arrowheads_20_8" draw:marker-end-width="0.334cm" draw:marker-end-center="false" draw:fill="none" draw:fill-color="#ffffff" draw:textarea-horizontal-align="justify" fo:padding-top="0.136cm" fo:padding-bottom="0.136cm" fo:padding-left="0.261cm" fo:padding-right="0.261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cdff" draw:marker-start="" draw:marker-start-width="0.2cm" draw:marker-start-center="false" draw:marker-end="" draw:marker-end-width="0.2cm" draw:marker-end-center="false" draw:fill="solid" draw:fill-color="#9ef4fe" draw:textarea-horizontal-align="justify" draw:textarea-vertical-align="middle" draw:auto-grow-height="false" fo:min-height="0.726cm" fo:min-width="3.16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84cm" fo:min-width="3.16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18cm" svg:stroke-color="#000000" draw:marker-start="" draw:marker-start-width="0.182cm" draw:marker-start-center="false" draw:marker-end="Arrowheads_20_8" draw:marker-end-width="0.282cm" draw:marker-end-center="false" draw:fill="none" draw:fill-color="#ffffff" draw:textarea-horizontal-align="justify" fo:padding-top="0.119cm" fo:padding-bottom="0.119cm" fo:padding-left="0.244cm" fo:padding-right="0.244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93cm" fo:min-width="3.18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27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53cm" svg:stroke-color="#2a6099" draw:marker-start="" draw:marker-start-width="0.234cm" draw:marker-start-center="false" draw:marker-end="Arrowheads_20_8" draw:marker-end-width="0.334cm" draw:marker-end-center="false" draw:fill="none" draw:fill-color="#ffffff" draw:textarea-horizontal-align="justify" fo:padding-top="0.136cm" fo:padding-bottom="0.136cm" fo:padding-left="0.261cm" fo:padding-right="0.261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9cm" fo:min-width="3.18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4cm" fo:min-width="3.18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84cm" fo:min-width="3.16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18cm" svg:stroke-color="#000000" draw:marker-start="" draw:marker-start-width="0.182cm" draw:marker-start-center="false" draw:marker-end="Arrowheads_20_8" draw:marker-end-width="0.282cm" draw:marker-end-center="false" draw:fill="none" draw:fill-color="#ffffff" draw:textarea-horizontal-align="justify" fo:padding-top="0.119cm" fo:padding-bottom="0.119cm" fo:padding-left="0.244cm" fo:padding-right="0.244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18cm" svg:stroke-color="#000000" draw:marker-start="" draw:marker-start-width="0.182cm" draw:marker-start-center="false" draw:marker-end="Arrowheads_20_8" draw:marker-end-width="0.282cm" draw:marker-end-center="false" draw:fill="none" draw:fill-color="#ffffff" draw:textarea-horizontal-align="justify" fo:padding-top="0.119cm" fo:padding-bottom="0.119cm" fo:padding-left="0.244cm" fo:padding-right="0.244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39cm" fo:min-width="3.28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e994" draw:textarea-horizontal-align="justify" draw:textarea-vertical-align="middle" draw:auto-grow-height="false" fo:min-height="0.588cm" fo:min-width="0.49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018cm" svg:stroke-color="#000000" draw:marker-start="" draw:marker-start-width="0.182cm" draw:marker-start-center="false" draw:marker-end="Arrowheads_20_8" draw:marker-end-width="0.282cm" draw:marker-end-center="false" draw:fill="none" draw:fill-color="#ffffff" draw:textarea-horizontal-align="justify" fo:padding-top="0.119cm" fo:padding-bottom="0.119cm" fo:padding-left="0.244cm" fo:padding-right="0.244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" style:family="graphic" style:parent-style-name="standard" style:list-style-name="L2">
      <style:graphic-properties draw:stroke="solid" draw:stroke-dash="Dashed_20__28_var_29__20_2" svg:stroke-width="0.018cm" svg:stroke-color="#000000" draw:marker-start="" draw:marker-start-width="0.182cm" draw:marker-start-center="false" draw:marker-end="Arrowheads_20_8" draw:marker-end-width="0.282cm" draw:marker-end-center="false" draw:fill="none" draw:fill-color="#ffffff" draw:textarea-horizontal-align="justify" fo:padding-top="0.119cm" fo:padding-bottom="0.119cm" fo:padding-left="0.244cm" fo:padding-right="0.244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999999" loext:fill-use-slide-background="false" draw:textarea-horizontal-align="justify" draw:textarea-vertical-align="middle" draw:auto-grow-height="false" fo:min-height="0.322cm" fo:min-width="2.03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28cm" svg:stroke-color="#000000" draw:marker-start="" draw:marker-start-width="0.197cm" draw:marker-start-center="false" draw:marker-end="" draw:marker-end-width="0.197cm" draw:marker-end-center="false" draw:fill="solid" draw:fill-color="#ffffff" loext:fill-use-slide-background="false" draw:textarea-horizontal-align="justify" draw:textarea-vertical-align="middle" draw:auto-grow-height="false" fo:min-height="0.255cm" fo:min-width="1.634cm" fo:padding-top="0.124cm" fo:padding-bottom="0.124cm" fo:padding-left="0.249cm" fo:padding-right="0.249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28cm" svg:stroke-color="#000000" draw:marker-start="" draw:marker-start-width="0.197cm" draw:marker-start-center="false" draw:marker-end="" draw:marker-end-width="0.197cm" draw:marker-end-center="false" draw:fill="solid" draw:fill-color="#ffffff" loext:fill-use-slide-background="false" draw:textarea-horizontal-align="justify" draw:textarea-vertical-align="middle" draw:auto-grow-height="false" fo:min-height="0.251cm" fo:min-width="1.634cm" fo:padding-top="0.124cm" fo:padding-bottom="0.124cm" fo:padding-left="0.249cm" fo:padding-right="0.249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18cm" svg:stroke-color="#000000" draw:marker-start-width="0.227cm" draw:marker-end="Arrowheads_20_17" draw:marker-end-width="0.327cm" draw:fill="none" draw:textarea-vertical-align="middle" fo:padding-top="0.134cm" fo:padding-bottom="0.134cm" fo:padding-left="0.259cm" fo:padding-right="0.259cm" loext:decorative="false"/>
    </style:style>
    <style:style style:name="gr28" style:family="graphic" style:parent-style-name="objectwithoutfill">
      <style:graphic-properties svg:stroke-width="0.018cm" svg:stroke-color="#000000" draw:marker-start-width="0.227cm" draw:marker-end="Arrowheads_20_16" draw:marker-end-width="0.327cm" draw:fill="none" draw:textarea-vertical-align="middle" fo:padding-top="0.134cm" fo:padding-bottom="0.134cm" fo:padding-left="0.259cm" fo:padding-right="0.259cm" loext:decorative="false"/>
    </style:style>
    <style:style style:name="gr29" style:family="graphic" style:parent-style-name="objectwithoutfill">
      <style:graphic-properties svg:stroke-width="0.018cm" svg:stroke-color="#000000" draw:marker-start-width="0.227cm" draw:marker-end="Arrowheads_20_18" draw:marker-end-width="0.327cm" draw:fill="none" draw:textarea-vertical-align="middle" fo:padding-top="0.134cm" fo:padding-bottom="0.134cm" fo:padding-left="0.259cm" fo:padding-right="0.259cm" loext:decorative="false"/>
    </style:style>
    <style:style style:name="gr30" style:family="graphic" style:parent-style-name="objectwithoutfill">
      <style:graphic-properties svg:stroke-width="0.018cm" svg:stroke-color="#000000" draw:marker-start-width="0.227cm" draw:marker-end="Arrowheads_20_19" draw:marker-end-width="0.327cm" draw:fill="none" draw:textarea-vertical-align="middle" fo:padding-top="0.134cm" fo:padding-bottom="0.134cm" fo:padding-left="0.259cm" fo:padding-right="0.259cm" loext:decorative="false"/>
    </style:style>
    <style:style style:name="gr31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32" style:family="graphic" style:parent-style-name="objectwithoutfill">
      <style:graphic-properties svg:stroke-width="0.018cm" svg:stroke-color="#000000" draw:marker-start-width="0.227cm" draw:marker-end="Arrowheads_20_20" draw:marker-end-width="0.327cm" draw:fill="none" draw:textarea-vertical-align="middle" fo:padding-top="0.134cm" fo:padding-bottom="0.134cm" fo:padding-left="0.259cm" fo:padding-right="0.259cm" loext:decorative="false"/>
    </style:style>
    <style:style style:name="gr33" style:family="graphic" style:parent-style-name="standard" style:list-style-name="L1">
      <style:graphic-properties draw:fill-color="#ffe994" draw:textarea-horizontal-align="justify" draw:textarea-vertical-align="middle" draw:auto-grow-height="false" fo:min-height="1.064cm" fo:min-width="2.035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width="0.018cm" svg:stroke-color="#000000" draw:marker-start-width="0.227cm" draw:marker-end="Arrowheads_20_11" draw:marker-end-width="0.327cm" draw:fill="none" draw:textarea-vertical-align="middle" fo:padding-top="0.134cm" fo:padding-bottom="0.134cm" fo:padding-left="0.259cm" fo:padding-right="0.259cm" loext:decorative="fals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="solid" draw:fill-color="#d9cff9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dde8cb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ef4f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e8cb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999999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8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143cm" svg:x="0.603cm" svg:y="0.027cm">
          <text:p text:style-name="P1"><text:span text:style-name="T1">Active Party (Holds Labe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89cm" svg:height="12.825cm" svg:x="0cm" svg:y="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rocess" draw:style-name="gr3" draw:text-style-name="P5" xml:id="id11" draw:id="id11" draw:layer="layout" svg:width="3.683cm" svg:height="0.889cm" svg:x="0.306cm" svg:y="2.636cm">
          <text:p text:style-name="P4"><text:span text:style-name="T2">Compute g, h</text:span><text:span text:style-name="T2"><text:line-break/></text:span><text:span text:style-name="T2">(grads, hessian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" draw:style-name="gr4" draw:text-style-name="P6" xml:id="id1" draw:id="id1" draw:layer="layout" svg:width="3.683cm" svg:height="0.889cm" svg:x="0.306cm" svg:y="4.178cm">
          <text:p text:style-name="P4"><text:span text:style-name="T2">Encrypt: Enc(g), Enc(h)</text:span><text:span text:style-name="T2"><text:line-break/></text:span><text:span text:style-name="T2">using public key p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3.302cm" svg:height="1.153cm" svg:x="7.628cm" svg:y="0.017cm">
          <text:p text:style-name="P1"><text:span text:style-name="T1">Passive Parties A, B (Holds Featur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121cm" svg:height="12.825cm" svg:x="7.309cm" svg:y="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name="Connector" draw:style-name="gr7" draw:text-style-name="P8" draw:layer="layout" svg:x1="3.989cm" svg:y1="4.622cm" svg:x2="7.473cm" svg:y2="3.122cm" draw:start-shape="id1" draw:start-glue-point="7" draw:end-shape="id2" draw:end-glue-point="5" svg:d="M3989 4622h1742v-1500h1742" svg:viewBox="0 0 3485 1501">
          <text:p/>
        </draw:connector>
        <draw:custom-shape draw:name="Process 2" draw:style-name="gr8" draw:text-style-name="P6" xml:id="id3" draw:id="id3" draw:layer="layout" svg:width="3.662cm" svg:height="0.976cm" svg:x="7.473cm" svg:y="6.337cm">
          <text:p text:style-name="P4"><text:span text:style-name="T2">Compute </text:span><text:span text:style-name="T2"><text:line-break/></text:span><text:span text:style-name="T2">encrypted histograms </text:span><text:span text:style-name="T2"><text:line-break/></text:span><text:span text:style-name="T2">(using local featur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9" draw:text-style-name="P5" xml:id="id2" draw:id="id2" draw:layer="layout" svg:width="3.662cm" svg:height="0.834cm" svg:x="7.473cm" svg:y="2.705cm">
          <text:p text:style-name="P4"><text:span text:style-name="T2">Receive ciphertex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10" draw:text-style-name="P8" draw:layer="layout" svg:x1="9.304cm" svg:y1="7.313cm" svg:x2="9.322cm" svg:y2="8.646cm" draw:start-shape="id3" draw:start-glue-point="6" draw:end-shape="id4" draw:end-glue-point="4" svg:d="M9304 7313v666h18v667" svg:viewBox="0 0 19 1334">
          <text:p/>
        </draw:connector>
        <draw:custom-shape draw:name="Process 4" draw:style-name="gr11" draw:text-style-name="P5" xml:id="id12" draw:id="id12" draw:layer="layout" svg:width="3.683cm" svg:height="1.143cm" svg:x="0.306cm" svg:y="7.299cm">
          <text:p text:style-name="P4"><text:span text:style-name="T2">Decrypt all histograms</text:span><text:span text:style-name="T2"><text:line-break/></text:span><text:span text:style-name="T2">(Hist_A, Hist_B)</text:span><text:span text:style-name="T2"><text:line-break/></text:span><text:span text:style-name="T2">using private key s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12" draw:text-style-name="P5" xml:id="id4" draw:id="id4" draw:layer="layout" svg:width="3.81cm" svg:height="0.977cm" svg:x="7.417cm" svg:y="8.646cm">
          <text:p text:style-name="P4"><text:span text:style-name="T2">Send </text:span><text:span text:style-name="T2"><text:line-break/></text:span><text:span text:style-name="T2">Enc(Hist_A) and Enc(Hist_B)</text:span><text:span text:style-name="T2"><text:line-break/></text:span><text:span text:style-name="T2">back to Active Par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13" draw:text-style-name="P8" draw:layer="layout" svg:x1="7.417cm" svg:y1="9.135cm" svg:x2="4.041cm" svg:y2="6.181cm" draw:start-shape="id4" draw:start-glue-point="5" draw:end-shape="id5" draw:end-glue-point="7" svg:d="M7417 9135h-1688v-2954h-1688" svg:viewBox="0 0 3377 2955">
          <text:p/>
        </draw:connector>
        <draw:custom-shape draw:name="Process 6" draw:style-name="gr14" draw:text-style-name="P5" xml:id="id7" draw:id="id7" draw:layer="layout" svg:width="3.683cm" svg:height="0.889cm" svg:x="0.306cm" svg:y="9.195cm">
          <text:p text:style-name="P4"><text:span text:style-name="T2">Find Global Best Split</text:span><text:span text:style-name="T2"><text:line-break/></text:span><text:span text:style-name="T2">(max Gain from all featur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15" draw:text-style-name="P5" xml:id="id13" draw:id="id13" draw:layer="layout" svg:width="3.683cm" svg:height="1.194cm" svg:x="0.306cm" svg:y="10.751cm">
          <text:p text:style-name="P4"><text:span text:style-name="T2">Compute leaf weights</text:span><text:span text:style-name="T2"><text:line-break/></text:span><text:span text:style-name="T2">&amp;</text:span><text:span text:style-name="T2"><text:line-break/></text:span><text:span text:style-name="T2">update model (add tre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16" draw:text-style-name="P5" xml:id="id6" draw:id="id6" draw:layer="layout" svg:width="3.662cm" svg:height="0.834cm" svg:x="7.473cm" svg:y="4.546cm">
          <text:p text:style-name="P4"><text:span text:style-name="T2">Perform Local Binning</text:span><text:span text:style-name="T2"><text:line-break/></text:span><text:span text:style-name="T2"> on features X_A, X_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" draw:style-name="gr17" draw:text-style-name="P8" draw:layer="layout" svg:x1="9.304cm" svg:y1="3.539cm" svg:x2="9.304cm" svg:y2="4.546cm" draw:start-shape="id2" draw:start-glue-point="6" draw:end-shape="id6" svg:d="M9304 3539v1007" svg:viewBox="0 0 1 1008">
          <text:p/>
        </draw:connector>
        <draw:connector draw:name="Connector 4" draw:style-name="gr18" draw:text-style-name="P8" draw:layer="layout" svg:x1="9.304cm" svg:y1="5.38cm" svg:x2="9.304cm" svg:y2="6.337cm" draw:start-shape="id6" draw:start-glue-point="6" draw:end-shape="id3" draw:end-glue-point="4" svg:d="M9304 5380v957" svg:viewBox="0 0 1 958">
          <text:p/>
        </draw:connector>
        <draw:custom-shape draw:name="Process 9" draw:style-name="gr19" draw:text-style-name="P5" xml:id="id5" draw:id="id5" draw:layer="layout" svg:width="3.785cm" svg:height="0.889cm" svg:x="0.256cm" svg:y="5.737cm">
          <text:p text:style-name="P4"><text:span text:style-name="T2">Collect encrypted histograms</text:span><text:span text:style-name="T2"><text:line-break/></text:span><text:span text:style-name="T2">from P_A, P_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20" draw:text-style-name="P9" xml:id="id8" draw:id="id8" draw:layer="layout" svg:width="1.981cm" svg:height="1.676cm" svg:x="5.033cm" svg:y="10.475cm">
          <text:p text:style-name="P4"><text:span text:style-name="T2">Gain &gt; 0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5" draw:style-name="gr21" draw:text-style-name="P8" draw:layer="layout" svg:x1="3.989cm" svg:y1="9.639cm" svg:x2="6.024cm" svg:y2="10.475cm" draw:start-shape="id7" draw:start-glue-point="7" draw:end-shape="id8" draw:end-glue-point="4" svg:d="M3989 9639h2035v836" svg:viewBox="0 0 2036 837">
          <text:p/>
        </draw:connector>
        <draw:connector draw:name="Connector 7" draw:style-name="gr22" draw:text-style-name="P8" draw:layer="layout" draw:line-skew="0.605cm" svg:x1="7.014cm" svg:y1="11.313cm" svg:x2="7.067cm" svg:y2="13.12cm" draw:start-shape="id8" draw:start-glue-point="7" draw:end-shape="id9" draw:end-glue-point="7" svg:d="M7014 11313h923v1807h-870" svg:viewBox="0 0 924 1808">
          <text:p/>
        </draw:connector>
        <draw:custom-shape draw:name="Alternate-Process" draw:style-name="gr23" draw:text-style-name="P11" xml:id="id9" draw:id="id9" draw:layer="layout" svg:width="2.579cm" svg:height="0.616cm" svg:x="4.488cm" svg:y="12.812cm">
          <text:p text:style-name="P10"><text:span text:style-name="T3">Stop training early</text:span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Start-End 2" draw:style-name="gr24" draw:text-style-name="P5" xml:id="id14" draw:id="id14" draw:layer="layout" svg:width="2.362cm" svg:height="0.711cm" svg:x="0.967cm" svg:y="12.724cm">
          <text:p text:style-name="P4"><text:span text:style-name="T2">End Round 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12" draw:layer="layout" svg:width="1.149cm" svg:height="0.645cm" svg:x="7.812cm" svg:y="11.953cm">
          <draw:text-box>
            <text:p><text:span text:style-name="T4">No</text:span></text:p>
          </draw:text-box>
        </draw:frame>
        <draw:frame draw:style-name="gr25" draw:text-style-name="P13" draw:layer="layout" svg:width="1.148cm" svg:height="0.645cm" svg:x="4.168cm" svg:y="10.393cm">
          <draw:text-box>
            <text:p><text:span text:style-name="T4">Yes</text:span></text:p>
          </draw:text-box>
        </draw:frame>
        <draw:custom-shape draw:name="Start-End 1" draw:style-name="gr26" draw:text-style-name="P15" xml:id="id10" draw:id="id10" draw:layer="layout" svg:width="2.364cm" svg:height="0.705cm" svg:x="0.967cm" svg:y="1.3cm">
          <text:p text:style-name="P14"><text:span text:style-name="T5">Start Round 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7" draw:text-style-name="P16" draw:layer="layout" draw:type="curve" svg:x1="2.149cm" svg:y1="2.005cm" svg:x2="2.147cm" svg:y2="2.636cm" draw:start-shape="id10" draw:start-glue-point="6" draw:end-shape="id11" draw:end-glue-point="4" svg:d="M2149 2005c0 472-2 157-2 631" svg:viewBox="0 0 3 632">
          <text:p/>
        </draw:connector>
        <draw:connector draw:style-name="gr28" draw:text-style-name="P16" draw:layer="layout" draw:type="curve" svg:x1="2.147cm" svg:y1="3.525cm" svg:x2="2.147cm" svg:y2="4.178cm" draw:start-shape="id11" draw:start-glue-point="6" draw:end-shape="id1" draw:end-glue-point="4" svg:d="M2147 3525v653" svg:viewBox="0 0 1 654">
          <text:p/>
        </draw:connector>
        <draw:connector draw:style-name="gr29" draw:text-style-name="P16" draw:layer="layout" draw:type="curve" svg:x1="2.147cm" svg:y1="5.067cm" svg:x2="2.149cm" svg:y2="5.737cm" draw:start-shape="id1" draw:start-glue-point="6" draw:end-shape="id5" draw:end-glue-point="4" svg:d="M2147 5067c0 501 2 166 2 670" svg:viewBox="0 0 3 671">
          <text:p/>
        </draw:connector>
        <draw:connector draw:style-name="gr30" draw:text-style-name="P16" draw:layer="layout" draw:type="curve" svg:x1="2.149cm" svg:y1="6.626cm" svg:x2="2.147cm" svg:y2="7.299cm" draw:start-shape="id5" draw:start-glue-point="6" draw:end-shape="id12" draw:end-glue-point="4" svg:d="M2149 6626c0 504-2 168-2 673" svg:viewBox="0 0 3 674">
          <text:p/>
        </draw:connector>
        <draw:connector draw:style-name="gr31" draw:text-style-name="P16" draw:layer="layout" draw:type="curve" svg:x1="2.147cm" svg:y1="11.945cm" svg:x2="2.148cm" svg:y2="12.724cm" draw:start-shape="id13" draw:start-glue-point="6" draw:end-shape="id14" draw:end-glue-point="4" svg:d="M2147 11945c0 586 1 197 1 779" svg:viewBox="0 0 2 780">
          <text:p/>
        </draw:connector>
        <draw:connector draw:style-name="gr32" draw:text-style-name="P16" draw:layer="layout" svg:x1="5.033cm" svg:y1="11.313cm" svg:x2="3.989cm" svg:y2="11.348cm" draw:start-shape="id8" draw:start-glue-point="5" draw:end-shape="id13" draw:end-glue-point="7" svg:d="M5033 11313h-523v35h-521" svg:viewBox="0 0 1045 36">
          <text:p/>
        </draw:connector>
        <draw:custom-shape draw:style-name="gr33" draw:text-style-name="P18" draw:layer="layout" svg:width="2.677cm" svg:height="1.456cm" svg:x="4.51cm" svg:y="1.51cm">
          <text:p text:style-name="P17"><text:span text:style-name="T1">Distribute Enc(g), Enc(h) to all Passive par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6" draw:layer="layout" draw:type="line" svg:x1="2.147cm" svg:y1="8.442cm" svg:x2="2.147cm" svg:y2="9.195cm" draw:start-shape="id12" draw:start-glue-point="6" draw:end-shape="id7" draw:end-glue-point="4" svg:d="M2147 8442v753" svg:viewBox="0 0 1 7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21:58:35.335449488</meta:creation-date>
    <dc:date>2025-11-28T22:23:45.898562836</dc:date>
    <meta:editing-duration>PT27M19S</meta:editing-duration>
    <meta:editing-cycles>6</meta:editing-cycles>
    <meta:generator>LibreOffice/24.2.7.2$Linux_X86_64 LibreOffice_project/420$Build-2</meta:generator>
    <meta:print-date>2025-11-28T22:21:46.820969814</meta:print-date>
    <meta:printed-by>PDF files</meta:printed-by>
    <meta:document-statistic meta:object-count="35"/>
  </office:meta>
</office:document-meta>
</file>